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oped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ustomArgumentResolverConfig.addReturnValueHandlers( List &lt; HandlerMethodReturnValueHandler &gt; 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turnValueHandler.supportsReturnType(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Tests.mvcViewResolverWithOrd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stomViewResolverOrderConfig.configureViewResolvers( ViewResolv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MvcConfigurationSupportTests.defaultRequestToViewNam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MvcConfigurationSupportTests.mvcViewResolverWithExisting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MvcConfigurationSupportTests.defaultLocaleResolv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Config.messag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urationSupportTests.requestMappingHandlerAdap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est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Tests.uriComponentsContrib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ReturnValueHandler.handleReturnValue( Object value , MethodParameter parameter , ModelAndViewContainer container , Native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ontroller.methodWithTwoPathVariables( @ PathVariable Integer id , @ DateTimeFormat ( iso = ISO . DATE ) @ PathVariable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Tests.defaultThemeResolv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ArgumentResolverConfig.addArgumentResolvers( List &lt; HandlerMethodArgumentResolver &gt; 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Proxy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MvcConfigurationSupportTests.initContext( Class &lt; ? &gt; ... config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Config.test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verConfig.beanNameView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Tests.beanName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MvcConfigurationSupportTests.requestMapping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ArgumentResolver.resolveArgument( MethodParameter parameter , ModelAndViewContainer container , NativeWebRequest request , WebDataBind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Tests.mvcView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MvcConfigurationSupportTests.defaultPathMatch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MvcConfigurationSupportTests.emptyHandler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MvcConfigurationSupportTests.defaultFlashMapManag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MvcConfigurationSupportTests.handlerExcep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WebMvcConfigurationSupportTests.customArgumen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